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1" manifest:media-type=""/>
  <manifest:file-entry manifest:full-path="manifest.rdf" manifest:media-type="application/rdf+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6" style:family="table" style:master-page-name="Standard">
      <style:table-properties style:width="19.001cm" style:rel-width="100%" fo:margin-left="0cm" fo:margin-top="0cm" fo:margin-bottom="0cm" style:page-number="auto" table:align="left" style:writing-mode="lr-tb"/>
    </style:style>
    <style:style style:name="Table6.A" style:family="table-column">
      <style:table-column-properties style:column-width="6.668cm" style:rel-column-width="3780*"/>
    </style:style>
    <style:style style:name="Table6.B" style:family="table-column">
      <style:table-column-properties style:column-width="12.333cm" style:rel-column-width="6992*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6.A3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6.47" style:family="table-row">
      <style:table-row-properties style:min-row-height="0.303cm" fo:keep-together="always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officeooo:paragraph-rsid="03f27cfb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color="#000000" officeooo:rsid="03e7fb2b" officeooo:paragraph-rsid="03e7fb2b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color="#000000" officeooo:rsid="03e8ff73" officeooo:paragraph-rsid="03e8ff73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color="#000000" officeooo:rsid="03ebceec" officeooo:paragraph-rsid="03ebceec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000000" officeooo:rsid="03ebceec" officeooo:paragraph-rsid="03ec17b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000000" officeooo:rsid="03ece805" officeooo:paragraph-rsid="03ece805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 officeooo:rsid="03f2564f" officeooo:paragraph-rsid="03f2564f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officeooo:rsid="03f2564f" officeooo:paragraph-rsid="03f27cfb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00" officeooo:rsid="03f41465" officeooo:paragraph-rsid="03f41465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000000" officeooo:rsid="03f51cfe" officeooo:paragraph-rsid="03f51cfe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000000" officeooo:rsid="03f546ed" officeooo:paragraph-rsid="03f546e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000000" officeooo:rsid="03f546ed" officeooo:paragraph-rsid="03fbae28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000000" officeooo:rsid="03f546ed" officeooo:paragraph-rsid="03ff3cd1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color="#000000" officeooo:rsid="03f546ed" officeooo:paragraph-rsid="04054955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000000" officeooo:rsid="03f546ed" officeooo:paragraph-rsid="04067940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color="#000000" officeooo:rsid="03f546ed" officeooo:paragraph-rsid="0406da4b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color="#000000" officeooo:rsid="03f546ed" officeooo:paragraph-rsid="040a5c30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color="#000000" officeooo:rsid="03f59231" officeooo:paragraph-rsid="03f59231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color="#000000" officeooo:rsid="03f62636" officeooo:paragraph-rsid="03f62636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color="#000000" officeooo:rsid="03f6a00e" officeooo:paragraph-rsid="03f6a00e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000000" officeooo:rsid="03f73489" officeooo:paragraph-rsid="03f73489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color="#000000" officeooo:rsid="03f7c5eb" officeooo:paragraph-rsid="03f7c5eb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color="#000000" officeooo:rsid="03f8ee18" officeooo:paragraph-rsid="03f8ee18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color="#000000" officeooo:rsid="03f8ee18" officeooo:paragraph-rsid="03fc4f9c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color="#000000" officeooo:rsid="03f8ee18" officeooo:paragraph-rsid="04027075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color="#000000" officeooo:rsid="03f8ee18" officeooo:paragraph-rsid="0402a340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color="#000000" officeooo:rsid="03f8ee18" officeooo:paragraph-rsid="0404f10f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color="#000000" officeooo:rsid="03fbae28" officeooo:paragraph-rsid="03fbae28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fo:color="#000000" officeooo:rsid="03fc4f9c" officeooo:paragraph-rsid="03fc4f9c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fo:color="#000000" officeooo:rsid="03ff3cd1" officeooo:paragraph-rsid="03ff3cd1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color="#000000" officeooo:rsid="040102f6" officeooo:paragraph-rsid="040102f6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fo:color="#000000" officeooo:rsid="04027075" officeooo:paragraph-rsid="04027075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fo:color="#000000" officeooo:rsid="0403bbdb" officeooo:paragraph-rsid="0403bbdb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fo:color="#000000" officeooo:rsid="0404f10f" officeooo:paragraph-rsid="0404f10f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fo:color="#000000" officeooo:rsid="04054955" officeooo:paragraph-rsid="04054955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fo:color="#000000" officeooo:rsid="04067940" officeooo:paragraph-rsid="04067940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fo:color="#000000" officeooo:rsid="04080559" officeooo:paragraph-rsid="04084d5c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fo:color="#000000" officeooo:rsid="040884b3" officeooo:paragraph-rsid="040884b3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fo:color="#000000" officeooo:rsid="040884b3" officeooo:paragraph-rsid="040a2775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fo:color="#000000" officeooo:rsid="040a2775" officeooo:paragraph-rsid="040a2775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fo:color="#000000" officeooo:rsid="040a5c30" officeooo:paragraph-rsid="040a5c30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fo:color="#000000" officeooo:rsid="040c1004" officeooo:paragraph-rsid="040c1004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fo:color="#000000" officeooo:rsid="040c1004" officeooo:paragraph-rsid="040c65d2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fo:color="#000000" officeooo:rsid="040c1004" officeooo:paragraph-rsid="040dde6c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fo:color="#000000" officeooo:rsid="040c65d2" officeooo:paragraph-rsid="040c65d2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fo:color="#000000" officeooo:rsid="040dde6c" officeooo:paragraph-rsid="040dde6c"/>
    </style:style>
    <style:style style:name="P47" style:family="paragraph" style:parent-style-name="Standard">
      <style:paragraph-properties fo:margin-top="0cm" fo:margin-bottom="0cm" loext:contextual-spacing="false" fo:line-height="100%"/>
      <style:text-properties fo:color="#000000" officeooo:rsid="040dee28" officeooo:paragraph-rsid="040dee28"/>
    </style:style>
    <style:style style:name="P48" style:family="paragraph" style:parent-style-name="Standard">
      <style:paragraph-properties fo:margin-top="0cm" fo:margin-bottom="0cm" loext:contextual-spacing="false" fo:line-height="100%"/>
      <style:text-properties fo:color="#000000" officeooo:rsid="040dee28" officeooo:paragraph-rsid="040faa53"/>
    </style:style>
    <style:style style:name="P49" style:family="paragraph" style:parent-style-name="Standard">
      <style:paragraph-properties fo:margin-top="0cm" fo:margin-bottom="0cm" loext:contextual-spacing="false" fo:line-height="100%"/>
      <style:text-properties fo:color="#000000" officeooo:rsid="040faa53" officeooo:paragraph-rsid="040faa53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fo:color="#000000" officeooo:rsid="040fe66f" officeooo:paragraph-rsid="040fe66f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fo:color="#000000" officeooo:rsid="04119a61" officeooo:paragraph-rsid="04119a61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fo:color="#000000" officeooo:rsid="0412b1ea" officeooo:paragraph-rsid="0412b1ea"/>
    </style:style>
    <style:style style:name="P53" style:family="paragraph" style:parent-style-name="Standard">
      <style:paragraph-properties fo:margin-top="0cm" fo:margin-bottom="0cm" loext:contextual-spacing="false" fo:line-height="100%"/>
      <style:text-properties fo:color="#000000" officeooo:rsid="0413038a" officeooo:paragraph-rsid="0413038a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fo:color="#000000" officeooo:rsid="0414bcce" officeooo:paragraph-rsid="0414bcce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fo:color="#000000" officeooo:rsid="0415f6ea" officeooo:paragraph-rsid="0415f6ea"/>
    </style:style>
    <style:style style:name="P56" style:family="paragraph" style:parent-style-name="Standard">
      <style:paragraph-properties fo:margin-top="0cm" fo:margin-bottom="0cm" loext:contextual-spacing="false" fo:line-height="100%"/>
      <style:text-properties fo:color="#000000" officeooo:rsid="0419d6b3" officeooo:paragraph-rsid="0419d6b3"/>
    </style:style>
    <style:style style:name="P57" style:family="paragraph" style:parent-style-name="Standard">
      <style:paragraph-properties fo:margin-top="0cm" fo:margin-bottom="0cm" loext:contextual-spacing="false" fo:line-height="100%"/>
      <style:text-properties fo:color="#000000" officeooo:rsid="041d0cf8" officeooo:paragraph-rsid="041d0cf8"/>
    </style:style>
    <style:style style:name="P58" style:family="paragraph" style:parent-style-name="Standard">
      <style:paragraph-properties fo:margin-top="0cm" fo:margin-bottom="0cm" loext:contextual-spacing="false" fo:line-height="100%"/>
      <style:text-properties fo:color="#000000" officeooo:rsid="041ea84c" officeooo:paragraph-rsid="041ea84c"/>
    </style:style>
    <style:style style:name="P59" style:family="paragraph" style:parent-style-name="Standard">
      <style:paragraph-properties fo:margin-top="0cm" fo:margin-bottom="0cm" loext:contextual-spacing="false" fo:line-height="100%"/>
      <style:text-properties fo:color="#000000" officeooo:rsid="042168e0" officeooo:paragraph-rsid="042168e0"/>
    </style:style>
    <style:style style:name="P60" style:family="paragraph" style:parent-style-name="Standard">
      <style:paragraph-properties fo:margin-top="0cm" fo:margin-bottom="0cm" loext:contextual-spacing="false" fo:line-height="100%"/>
      <style:text-properties fo:color="#000000" officeooo:rsid="04219547" officeooo:paragraph-rsid="04219547"/>
    </style:style>
    <style:style style:name="P61" style:family="paragraph" style:parent-style-name="Standard">
      <style:paragraph-properties fo:margin-top="0cm" fo:margin-bottom="0cm" loext:contextual-spacing="false" fo:line-height="100%"/>
      <style:text-properties fo:color="#000000" officeooo:rsid="04219547" officeooo:paragraph-rsid="04265b02"/>
    </style:style>
    <style:style style:name="P62" style:family="paragraph" style:parent-style-name="Standard">
      <style:paragraph-properties fo:margin-top="0cm" fo:margin-bottom="0cm" loext:contextual-spacing="false" fo:line-height="100%"/>
      <style:text-properties fo:color="#000000" officeooo:rsid="042445c2" officeooo:paragraph-rsid="042445c2"/>
    </style:style>
    <style:style style:name="P63" style:family="paragraph" style:parent-style-name="Standard">
      <style:paragraph-properties fo:margin-top="0cm" fo:margin-bottom="0cm" loext:contextual-spacing="false" fo:line-height="100%"/>
      <style:text-properties fo:color="#000000" officeooo:rsid="042531cb" officeooo:paragraph-rsid="042531cb"/>
    </style:style>
    <style:style style:name="P64" style:family="paragraph" style:parent-style-name="Standard">
      <style:paragraph-properties fo:margin-top="0cm" fo:margin-bottom="0cm" loext:contextual-spacing="false" fo:line-height="100%"/>
      <style:text-properties fo:color="#000000" officeooo:rsid="04263f8d" officeooo:paragraph-rsid="04263f8d"/>
    </style:style>
    <style:style style:name="P65" style:family="paragraph" style:parent-style-name="Standard">
      <style:paragraph-properties fo:margin-top="0cm" fo:margin-bottom="0cm" loext:contextual-spacing="false" fo:line-height="100%"/>
      <style:text-properties fo:color="#000000" officeooo:rsid="042bc698" officeooo:paragraph-rsid="042bc698"/>
    </style:style>
    <style:style style:name="P66" style:family="paragraph" style:parent-style-name="Standard">
      <style:paragraph-properties fo:margin-top="0cm" fo:margin-bottom="0cm" loext:contextual-spacing="false" fo:line-height="100%"/>
      <style:text-properties fo:color="#000000" officeooo:rsid="042dd68c" officeooo:paragraph-rsid="042dd68c"/>
    </style:style>
    <style:style style:name="P67" style:family="paragraph" style:parent-style-name="Standard">
      <style:paragraph-properties fo:margin-top="0cm" fo:margin-bottom="0cm" loext:contextual-spacing="false" fo:line-height="100%"/>
      <style:text-properties fo:color="#000000" officeooo:rsid="042debe7" officeooo:paragraph-rsid="042debe7"/>
    </style:style>
    <style:style style:name="P68" style:family="paragraph" style:parent-style-name="Standard">
      <style:paragraph-properties fo:margin-top="0cm" fo:margin-bottom="0cm" loext:contextual-spacing="false" fo:line-height="100%"/>
      <style:text-properties fo:color="#000000" officeooo:rsid="043172d4" officeooo:paragraph-rsid="043172d4"/>
    </style:style>
    <style:style style:name="P69" style:family="paragraph" style:parent-style-name="Standard">
      <style:paragraph-properties fo:margin-top="0cm" fo:margin-bottom="0cm" loext:contextual-spacing="false" fo:line-height="100%"/>
      <style:text-properties fo:color="#000000" officeooo:rsid="0432ecc7" officeooo:paragraph-rsid="0432ecc7"/>
    </style:style>
    <style:style style:name="P70" style:family="paragraph" style:parent-style-name="Standard">
      <style:paragraph-properties fo:margin-top="0cm" fo:margin-bottom="0cm" loext:contextual-spacing="false" fo:line-height="100%"/>
      <style:text-properties fo:color="#000000" officeooo:rsid="04332488" officeooo:paragraph-rsid="04332488"/>
    </style:style>
    <style:style style:name="P71" style:family="paragraph" style:parent-style-name="Standard">
      <style:paragraph-properties fo:margin-top="0cm" fo:margin-bottom="0cm" loext:contextual-spacing="false" fo:line-height="100%"/>
      <style:text-properties fo:color="#000000" officeooo:rsid="0434ab0f" officeooo:paragraph-rsid="043a3a49"/>
    </style:style>
    <style:style style:name="P72" style:family="paragraph" style:parent-style-name="Standard">
      <style:paragraph-properties fo:margin-top="0cm" fo:margin-bottom="0cm" loext:contextual-spacing="false" fo:line-height="100%"/>
      <style:text-properties fo:color="#000000" officeooo:rsid="0435a534" officeooo:paragraph-rsid="0435a534"/>
    </style:style>
    <style:style style:name="P73" style:family="paragraph" style:parent-style-name="Standard">
      <style:paragraph-properties fo:margin-top="0cm" fo:margin-bottom="0cm" loext:contextual-spacing="false" fo:line-height="100%"/>
      <style:text-properties fo:color="#000000" officeooo:rsid="04396ad9" officeooo:paragraph-rsid="04396ad9"/>
    </style:style>
    <style:style style:name="P74" style:family="paragraph" style:parent-style-name="Standard">
      <style:paragraph-properties fo:margin-top="0cm" fo:margin-bottom="0cm" loext:contextual-spacing="false" fo:line-height="100%"/>
      <style:text-properties fo:color="#000000" officeooo:rsid="043a3a49" officeooo:paragraph-rsid="043a3a49"/>
    </style:style>
    <style:style style:name="P75" style:family="paragraph" style:parent-style-name="Standard">
      <style:paragraph-properties fo:margin-top="0cm" fo:margin-bottom="0cm" loext:contextual-spacing="false" fo:line-height="100%"/>
      <style:text-properties fo:color="#000000" officeooo:rsid="041bbff1" officeooo:paragraph-rsid="04166bcb"/>
    </style:style>
    <style:style style:name="P76" style:family="paragraph" style:parent-style-name="Standard">
      <style:paragraph-properties fo:margin-top="0cm" fo:margin-bottom="0cm" loext:contextual-spacing="false" fo:line-height="100%"/>
      <style:text-properties fo:color="#000000" officeooo:rsid="03f177c9" officeooo:paragraph-rsid="03ece805"/>
    </style:style>
    <style:style style:name="P77" style:family="paragraph" style:parent-style-name="Standard">
      <style:paragraph-properties fo:margin-top="0cm" fo:margin-bottom="0cm" loext:contextual-spacing="false" fo:line-height="100%"/>
      <style:text-properties fo:color="#000000" officeooo:rsid="043cc491" officeooo:paragraph-rsid="043cc491"/>
    </style:style>
    <style:style style:name="P7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font-weight="bold" officeooo:rsid="03e62c91" officeooo:paragraph-rsid="03e62c91" style:font-size-asian="14pt" style:font-weight-asian="bold" style:font-size-complex="14pt" style:font-weight-complex="bold"/>
    </style:style>
    <style:style style:name="P79" style:family="paragraph" style:parent-style-name="Standard">
      <style:paragraph-properties fo:margin-top="0cm" fo:margin-bottom="0cm" loext:contextual-spacing="false" fo:line-height="100%"/>
      <style:text-properties fo:color="#0070c0" officeooo:rsid="03e7fb2b" officeooo:paragraph-rsid="03e7fb2b"/>
    </style:style>
    <style:style style:name="P80" style:family="paragraph" style:parent-style-name="Standard">
      <style:paragraph-properties fo:margin-top="0cm" fo:margin-bottom="0cm" loext:contextual-spacing="false" fo:line-height="100%"/>
      <style:text-properties fo:color="#0070c0" officeooo:rsid="03e8ff73" officeooo:paragraph-rsid="03e8ff73"/>
    </style:style>
    <style:style style:name="P81" style:family="paragraph" style:parent-style-name="Standard">
      <style:paragraph-properties fo:margin-top="0cm" fo:margin-bottom="0cm" loext:contextual-spacing="false" fo:line-height="100%"/>
      <style:text-properties fo:color="#0070c0" officeooo:rsid="03ebceec" officeooo:paragraph-rsid="03ebceec"/>
    </style:style>
    <style:style style:name="P82" style:family="paragraph" style:parent-style-name="Standard">
      <style:paragraph-properties fo:margin-top="0cm" fo:margin-bottom="0cm" loext:contextual-spacing="false" fo:line-height="100%"/>
      <style:text-properties fo:color="#0070c0" officeooo:rsid="03ece805" officeooo:paragraph-rsid="03ece805"/>
    </style:style>
    <style:style style:name="P83" style:family="paragraph" style:parent-style-name="Standard">
      <style:paragraph-properties fo:margin-top="0cm" fo:margin-bottom="0cm" loext:contextual-spacing="false" fo:line-height="100%"/>
      <style:text-properties fo:color="#0070c0" officeooo:rsid="03f2564f" officeooo:paragraph-rsid="03f2564f"/>
    </style:style>
    <style:style style:name="P84" style:family="paragraph" style:parent-style-name="Standard">
      <style:paragraph-properties fo:margin-top="0cm" fo:margin-bottom="0cm" loext:contextual-spacing="false" fo:line-height="100%"/>
      <style:text-properties fo:color="#0070c0" officeooo:rsid="03f2564f" officeooo:paragraph-rsid="03f27cfb"/>
    </style:style>
    <style:style style:name="P85" style:family="paragraph" style:parent-style-name="Standard">
      <style:paragraph-properties fo:margin-top="0cm" fo:margin-bottom="0cm" loext:contextual-spacing="false" fo:line-height="100%"/>
      <style:text-properties fo:color="#0070c0" officeooo:rsid="03f62636" officeooo:paragraph-rsid="03f62636"/>
    </style:style>
    <style:style style:name="P86" style:family="paragraph" style:parent-style-name="Standard">
      <style:paragraph-properties fo:margin-top="0cm" fo:margin-bottom="0cm" loext:contextual-spacing="false" fo:line-height="100%"/>
      <style:text-properties fo:color="#0070c0" officeooo:rsid="040fe66f" officeooo:paragraph-rsid="040fe66f"/>
    </style:style>
    <style:style style:name="P87" style:family="paragraph" style:parent-style-name="Standard">
      <style:paragraph-properties fo:margin-top="0cm" fo:margin-bottom="0cm" loext:contextual-spacing="false" fo:line-height="100%"/>
      <style:text-properties fo:color="#0070c0" officeooo:rsid="0412cef9" officeooo:paragraph-rsid="0412cef9"/>
    </style:style>
    <style:style style:name="P88" style:family="paragraph" style:parent-style-name="Standard">
      <style:paragraph-properties fo:margin-top="0cm" fo:margin-bottom="0cm" loext:contextual-spacing="false" fo:line-height="100%"/>
      <style:text-properties fo:color="#0070c0" officeooo:rsid="0415f6ea" officeooo:paragraph-rsid="0415f6ea"/>
    </style:style>
    <style:style style:name="P89" style:family="paragraph" style:parent-style-name="Standard">
      <style:paragraph-properties fo:margin-top="0cm" fo:margin-bottom="0cm" loext:contextual-spacing="false" fo:line-height="100%"/>
      <style:text-properties fo:color="#0070c0" officeooo:rsid="0415f6ea" officeooo:paragraph-rsid="0419d6b3"/>
    </style:style>
    <style:style style:name="P90" style:family="paragraph" style:parent-style-name="Standard">
      <style:paragraph-properties fo:margin-top="0cm" fo:margin-bottom="0cm" loext:contextual-spacing="false" fo:line-height="100%"/>
      <style:text-properties fo:color="#0070c0" officeooo:rsid="0415f6ea" officeooo:paragraph-rsid="041bbff1"/>
    </style:style>
    <style:style style:name="P91" style:family="paragraph" style:parent-style-name="Standard">
      <style:paragraph-properties fo:margin-top="0cm" fo:margin-bottom="0cm" loext:contextual-spacing="false" fo:line-height="100%"/>
      <style:text-properties fo:color="#0070c0" officeooo:rsid="0415f6ea" officeooo:paragraph-rsid="041d0cf8"/>
    </style:style>
    <style:style style:name="P92" style:family="paragraph" style:parent-style-name="Standard">
      <style:paragraph-properties fo:margin-top="0cm" fo:margin-bottom="0cm" loext:contextual-spacing="false" fo:line-height="100%"/>
      <style:text-properties fo:color="#0070c0" officeooo:rsid="0415f6ea" officeooo:paragraph-rsid="041e03c0"/>
    </style:style>
    <style:style style:name="P93" style:family="paragraph" style:parent-style-name="Standard">
      <style:paragraph-properties fo:margin-top="0cm" fo:margin-bottom="0cm" loext:contextual-spacing="false" fo:line-height="100%"/>
      <style:text-properties fo:color="#0070c0" officeooo:rsid="0415f6ea" officeooo:paragraph-rsid="041ea84c"/>
    </style:style>
    <style:style style:name="P94" style:family="paragraph" style:parent-style-name="Standard">
      <style:paragraph-properties fo:margin-top="0cm" fo:margin-bottom="0cm" loext:contextual-spacing="false" fo:line-height="100%"/>
      <style:text-properties fo:color="#0070c0" officeooo:rsid="042168e0" officeooo:paragraph-rsid="042168e0"/>
    </style:style>
    <style:style style:name="P95" style:family="paragraph" style:parent-style-name="Standard">
      <style:paragraph-properties fo:margin-top="0cm" fo:margin-bottom="0cm" loext:contextual-spacing="false" fo:line-height="100%"/>
      <style:text-properties fo:color="#0070c0" officeooo:rsid="04219547" officeooo:paragraph-rsid="04219547"/>
    </style:style>
    <style:style style:name="P96" style:family="paragraph" style:parent-style-name="Standard">
      <style:paragraph-properties fo:margin-top="0cm" fo:margin-bottom="0cm" loext:contextual-spacing="false" fo:line-height="100%"/>
      <style:text-properties fo:color="#0070c0" officeooo:rsid="042445c2" officeooo:paragraph-rsid="042445c2"/>
    </style:style>
    <style:style style:name="P97" style:family="paragraph" style:parent-style-name="Standard">
      <style:paragraph-properties fo:margin-top="0cm" fo:margin-bottom="0cm" loext:contextual-spacing="false" fo:line-height="100%"/>
      <style:text-properties fo:color="#0070c0" officeooo:rsid="042531cb" officeooo:paragraph-rsid="042531cb"/>
    </style:style>
    <style:style style:name="P98" style:family="paragraph" style:parent-style-name="Standard">
      <style:paragraph-properties fo:margin-top="0cm" fo:margin-bottom="0cm" loext:contextual-spacing="false" fo:line-height="100%"/>
      <style:text-properties fo:color="#0070c0" officeooo:rsid="04263f8d" officeooo:paragraph-rsid="04263f8d"/>
    </style:style>
    <style:style style:name="P99" style:family="paragraph" style:parent-style-name="Standard">
      <style:paragraph-properties fo:margin-top="0cm" fo:margin-bottom="0cm" loext:contextual-spacing="false" fo:line-height="100%"/>
      <style:text-properties fo:color="#0070c0" officeooo:rsid="042bc698" officeooo:paragraph-rsid="042bc698"/>
    </style:style>
    <style:style style:name="P100" style:family="paragraph" style:parent-style-name="Standard">
      <style:paragraph-properties fo:margin-top="0cm" fo:margin-bottom="0cm" loext:contextual-spacing="false" fo:line-height="100%"/>
      <style:text-properties fo:color="#0070c0" officeooo:rsid="042c4a56" officeooo:paragraph-rsid="042c4a56"/>
    </style:style>
    <style:style style:name="P101" style:family="paragraph" style:parent-style-name="Standard">
      <style:paragraph-properties fo:margin-top="0cm" fo:margin-bottom="0cm" loext:contextual-spacing="false" fo:line-height="100%"/>
      <style:text-properties fo:color="#0070c0" officeooo:rsid="042debe7" officeooo:paragraph-rsid="042debe7"/>
    </style:style>
    <style:style style:name="P102" style:family="paragraph" style:parent-style-name="Standard">
      <style:paragraph-properties fo:margin-top="0cm" fo:margin-bottom="0cm" loext:contextual-spacing="false" fo:line-height="100%"/>
      <style:text-properties fo:color="#0070c0" officeooo:rsid="043172d4" officeooo:paragraph-rsid="043172d4"/>
    </style:style>
    <style:style style:name="P103" style:family="paragraph" style:parent-style-name="Standard">
      <style:paragraph-properties fo:margin-top="0cm" fo:margin-bottom="0cm" loext:contextual-spacing="false" fo:line-height="100%"/>
      <style:text-properties fo:color="#0070c0" officeooo:rsid="043172d4" officeooo:paragraph-rsid="0432ecc7"/>
    </style:style>
    <style:style style:name="P104" style:family="paragraph" style:parent-style-name="Standard">
      <style:paragraph-properties fo:margin-top="0cm" fo:margin-bottom="0cm" loext:contextual-spacing="false" fo:line-height="100%"/>
      <style:text-properties fo:color="#0070c0" officeooo:rsid="04332488" officeooo:paragraph-rsid="04332488"/>
    </style:style>
    <style:style style:name="P105" style:family="paragraph" style:parent-style-name="Standard">
      <style:paragraph-properties fo:margin-top="0cm" fo:margin-bottom="0cm" loext:contextual-spacing="false" fo:line-height="100%"/>
      <style:text-properties fo:color="#0070c0" officeooo:rsid="0434ab0f" officeooo:paragraph-rsid="0434ab0f"/>
    </style:style>
    <style:style style:name="P106" style:family="paragraph" style:parent-style-name="Standard">
      <style:paragraph-properties fo:margin-top="0cm" fo:margin-bottom="0cm" loext:contextual-spacing="false" fo:line-height="100%"/>
      <style:text-properties fo:color="#0070c0" officeooo:rsid="0435a534" officeooo:paragraph-rsid="0435a534"/>
    </style:style>
    <style:style style:name="P107" style:family="paragraph" style:parent-style-name="Standard">
      <style:paragraph-properties fo:margin-top="0cm" fo:margin-bottom="0cm" loext:contextual-spacing="false" fo:line-height="100%"/>
      <style:text-properties fo:color="#0070c0" officeooo:rsid="0435a534" officeooo:paragraph-rsid="04396ad9"/>
    </style:style>
    <style:style style:name="P108" style:family="paragraph" style:parent-style-name="Standard">
      <style:text-properties officeooo:paragraph-rsid="03e62c91"/>
    </style:style>
    <style:style style:name="T1" style:family="text">
      <style:text-properties fo:color="#0070c0"/>
    </style:style>
    <style:style style:name="T2" style:family="text">
      <style:text-properties fo:color="#0070c0" officeooo:rsid="03f2564f"/>
    </style:style>
    <style:style style:name="T3" style:family="text">
      <style:text-properties fo:color="#0070c0" officeooo:rsid="03f4a8f5"/>
    </style:style>
    <style:style style:name="T4" style:family="text">
      <style:text-properties fo:color="#0070c0" officeooo:rsid="03f7c5eb"/>
    </style:style>
    <style:style style:name="T5" style:family="text">
      <style:text-properties fo:color="#0070c0" officeooo:rsid="03f9e722"/>
    </style:style>
    <style:style style:name="T6" style:family="text">
      <style:text-properties fo:color="#0070c0" officeooo:rsid="03ff3cd1"/>
    </style:style>
    <style:style style:name="T7" style:family="text">
      <style:text-properties fo:color="#0070c0" officeooo:rsid="040102f6"/>
    </style:style>
    <style:style style:name="T8" style:family="text">
      <style:text-properties fo:color="#0070c0" officeooo:rsid="04027075"/>
    </style:style>
    <style:style style:name="T9" style:family="text">
      <style:text-properties fo:color="#0070c0" officeooo:rsid="0402a340"/>
    </style:style>
    <style:style style:name="T10" style:family="text">
      <style:text-properties fo:color="#0070c0" officeooo:rsid="0404f10f"/>
    </style:style>
    <style:style style:name="T11" style:family="text">
      <style:text-properties fo:color="#0070c0" officeooo:rsid="04054955"/>
    </style:style>
    <style:style style:name="T12" style:family="text">
      <style:text-properties fo:color="#0070c0" officeooo:rsid="04067940"/>
    </style:style>
    <style:style style:name="T13" style:family="text">
      <style:text-properties fo:color="#0070c0" officeooo:rsid="0406da4b"/>
    </style:style>
    <style:style style:name="T14" style:family="text">
      <style:text-properties fo:color="#0070c0" officeooo:rsid="04084d5c"/>
    </style:style>
    <style:style style:name="T15" style:family="text">
      <style:text-properties fo:color="#0070c0" officeooo:rsid="040a5c30"/>
    </style:style>
    <style:style style:name="T16" style:family="text">
      <style:text-properties fo:color="#0070c0" officeooo:rsid="040faa53"/>
    </style:style>
    <style:style style:name="T17" style:family="text">
      <style:text-properties fo:color="#000000"/>
    </style:style>
    <style:style style:name="T18" style:family="text">
      <style:text-properties fo:color="#000000" officeooo:rsid="03f2564f"/>
    </style:style>
    <style:style style:name="T19" style:family="text">
      <style:text-properties fo:color="#000000" officeooo:rsid="03f27cfb"/>
    </style:style>
    <style:style style:name="T20" style:family="text">
      <style:text-properties fo:color="#000000" officeooo:rsid="041bba49"/>
    </style:style>
    <style:style style:name="T21" style:family="text">
      <style:text-properties fo:color="#000000" officeooo:rsid="041bbff1"/>
    </style:style>
    <style:style style:name="T22" style:family="text">
      <style:text-properties fo:color="#000000" officeooo:rsid="04166bcb"/>
    </style:style>
    <style:style style:name="T23" style:family="text">
      <style:text-properties fo:color="#000000" officeooo:rsid="041d0cf8"/>
    </style:style>
    <style:style style:name="T24" style:family="text">
      <style:text-properties fo:color="#000000" officeooo:rsid="041ea84c"/>
    </style:style>
    <style:style style:name="T25" style:family="text">
      <style:text-properties fo:color="#000000" officeooo:rsid="042fdd14"/>
    </style:style>
    <style:style style:name="T26" style:family="text">
      <style:text-properties fo:color="#000000" officeooo:rsid="04396ad9"/>
    </style:style>
    <style:style style:name="T27" style:family="text">
      <style:text-properties officeooo:rsid="03ec17bd"/>
    </style:style>
    <style:style style:name="T28" style:family="text">
      <style:text-properties officeooo:rsid="03ee3850"/>
    </style:style>
    <style:style style:name="T29" style:family="text">
      <style:text-properties officeooo:rsid="03f27cfb"/>
    </style:style>
    <style:style style:name="T30" style:family="text">
      <style:text-properties officeooo:rsid="03f4a8f5"/>
    </style:style>
    <style:style style:name="T31" style:family="text">
      <style:text-properties officeooo:rsid="03f546ed"/>
    </style:style>
    <style:style style:name="T32" style:family="text">
      <style:text-properties officeooo:rsid="03f7c5eb"/>
    </style:style>
    <style:style style:name="T33" style:family="text">
      <style:text-properties officeooo:rsid="03f8ee18"/>
    </style:style>
    <style:style style:name="T34" style:family="text">
      <style:text-properties officeooo:rsid="03ff191e"/>
    </style:style>
    <style:style style:name="T35" style:family="text">
      <style:text-properties officeooo:rsid="03ff3cd1"/>
    </style:style>
    <style:style style:name="T36" style:family="text">
      <style:text-properties officeooo:rsid="0406ca9a"/>
    </style:style>
    <style:style style:name="T37" style:family="text">
      <style:text-properties officeooo:rsid="0406da4b"/>
    </style:style>
    <style:style style:name="T38" style:family="text">
      <style:text-properties officeooo:rsid="04084d5c"/>
    </style:style>
    <style:style style:name="T39" style:family="text">
      <style:text-properties officeooo:rsid="040a2775"/>
    </style:style>
    <style:style style:name="T40" style:family="text">
      <style:text-properties officeooo:rsid="04166bcb"/>
    </style:style>
    <style:style style:name="T41" style:family="text">
      <style:text-properties officeooo:rsid="0419d6b3"/>
    </style:style>
    <style:style style:name="T42" style:family="text">
      <style:text-properties officeooo:rsid="041bba49"/>
    </style:style>
    <style:style style:name="T43" style:family="text">
      <style:text-properties officeooo:rsid="041d0cf8"/>
    </style:style>
    <style:style style:name="T44" style:family="text">
      <style:text-properties officeooo:rsid="041ea84c"/>
    </style:style>
    <style:style style:name="T45" style:family="text">
      <style:text-properties officeooo:rsid="0420345b"/>
    </style:style>
    <style:style style:name="T46" style:family="text">
      <style:text-properties officeooo:rsid="04265b02"/>
    </style:style>
    <style:style style:name="T47" style:family="text">
      <style:text-properties officeooo:rsid="04296f32"/>
    </style:style>
    <style:style style:name="T48" style:family="text">
      <style:text-properties officeooo:rsid="042c4a56"/>
    </style:style>
    <style:style style:name="T49" style:family="text">
      <style:text-properties officeooo:rsid="042fdd14"/>
    </style:style>
    <style:style style:name="T50" style:family="text">
      <style:text-properties officeooo:rsid="0432ecc7"/>
    </style:style>
    <style:style style:name="T51" style:family="text">
      <style:text-properties officeooo:rsid="0437954a"/>
    </style:style>
    <style:style style:name="T52" style:family="text">
      <style:text-properties officeooo:rsid="04396ad9"/>
    </style:style>
    <style:style style:name="T53" style:family="text">
      <style:text-properties officeooo:rsid="043a3a4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78">Vim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81">vim</text:p>
          </table:table-cell>
          <table:table-cell table:style-name="Table6.A1" office:value-type="string">
            <text:p text:style-name="P4">ouvre <text:span text:style-name="T1">Vim</text:span></text:p>
          </table:table-cell>
        </table:table-row>
        <table:table-row table:style-name="Table6.1">
          <table:table-cell table:style-name="Table6.A3" office:value-type="string">
            <text:p text:style-name="P79">vimtutor</text:p>
          </table:table-cell>
          <table:table-cell table:style-name="Table6.A3" office:value-type="string">
            <text:p text:style-name="P2">tutoriel premiers pas</text:p>
          </table:table-cell>
        </table:table-row>
        <table:table-row table:style-name="Table6.1">
          <table:table-cell table:style-name="Table6.A3" office:value-type="string">
            <text:p text:style-name="P81"><text:span text:style-name="T17">vim</text:span> file</text:p>
          </table:table-cell>
          <table:table-cell table:style-name="Table6.A3" office:value-type="string">
            <text:p text:style-name="P5">ouvre un fichier dans Vim<text:span text:style-name="T27">, le crée s'il n'existe pas</text:span></text:p>
          </table:table-cell>
        </table:table-row>
        <table:table-row table:style-name="Table6.1">
          <table:table-cell table:style-name="Table6.A3" table:number-columns-spanned="2" office:value-type="string">
            <text:p text:style-name="P80"/>
          </table:table-cell>
          <table:covered-table-cell/>
        </table:table-row>
        <table:table-row table:style-name="Table6.1">
          <table:table-cell table:style-name="Table6.A3" office:value-type="string">
            <text:p text:style-name="P95">/etc/vim/<text:span text:style-name="T46">vimrc</text:span></text:p>
          </table:table-cell>
          <table:table-cell table:style-name="Table6.A3" office:value-type="string">
            <text:p text:style-name="P61">configuration<text:span text:style-name="T46"> globale</text:span></text:p>
          </table:table-cell>
        </table:table-row>
        <table:table-row table:style-name="Table6.1">
          <table:table-cell table:style-name="Table6.A3" office:value-type="string">
            <text:p text:style-name="P95">~/.vimrc</text:p>
          </table:table-cell>
          <table:table-cell table:style-name="Table6.A3" office:value-type="string">
            <text:p text:style-name="P60">configuration<text:span text:style-name="T46"> personnelle, fichier caché</text:span></text:p>
          </table:table-cell>
        </table:table-row>
        <table:table-row table:style-name="Table6.1">
          <table:table-cell table:style-name="Table6.A3" office:value-type="string">
            <text:p text:style-name="P99">syntax on</text:p>
          </table:table-cell>
          <table:table-cell table:style-name="Table6.A3" office:value-type="string">
            <text:p text:style-name="P65">coloration <text:span text:style-name="T48">syntaxique</text:span></text:p>
          </table:table-cell>
        </table:table-row>
        <table:table-row table:style-name="Table6.1">
          <table:table-cell table:style-name="Table6.A3" office:value-type="string">
            <text:p text:style-name="P100"><text:span text:style-name="T49">set</text:span><text:span text:style-name="T25"> </text:span>background dark</text:p>
          </table:table-cell>
          <table:table-cell table:style-name="Table6.A3" office:value-type="string">
            <text:p text:style-name="P66">jeu de couleur plus adapté</text:p>
          </table:table-cell>
        </table:table-row>
        <table:table-row table:style-name="Table6.1">
          <table:table-cell table:style-name="Table6.A3" office:value-type="string">
            <text:p text:style-name="P102"><text:span text:style-name="T17">set</text:span> number</text:p>
          </table:table-cell>
          <table:table-cell table:style-name="Table6.A3" office:value-type="string">
            <text:p text:style-name="P68">affiche les numéros de ligne</text:p>
          </table:table-cell>
        </table:table-row>
        <table:table-row table:style-name="Table6.1">
          <table:table-cell table:style-name="Table6.A3" office:value-type="string">
            <text:p text:style-name="P103"><text:span text:style-name="T17">set</text:span> <text:span text:style-name="T50">showcmd</text:span></text:p>
          </table:table-cell>
          <table:table-cell table:style-name="Table6.A3" office:value-type="string">
            <text:p text:style-name="P69">affiche la saisie des commandes</text:p>
          </table:table-cell>
        </table:table-row>
        <table:table-row table:style-name="Table6.1">
          <table:table-cell table:style-name="Table6.A3" office:value-type="string">
            <text:p text:style-name="P104"><text:span text:style-name="T17">set</text:span> ignorecase</text:p>
          </table:table-cell>
          <table:table-cell table:style-name="Table6.A3" office:value-type="string">
            <text:p text:style-name="P70">ignore la casse dans les recherches</text:p>
          </table:table-cell>
        </table:table-row>
        <table:table-row table:style-name="Table6.1">
          <table:table-cell table:style-name="Table6.A3" office:value-type="string">
            <text:p text:style-name="P105"><text:span text:style-name="T17">set</text:span> mouse=a</text:p>
          </table:table-cell>
          <table:table-cell table:style-name="Table6.A3" office:value-type="string">
            <text:p text:style-name="P71">active le support de la souris<text:span text:style-name="T53">,</text:span></text:p>
            <text:p text:style-name="P74">la sélection de texte à la souris lance le mode visuel</text:p>
          </table:table-cell>
        </table:table-row>
        <table:table-row table:style-name="Table6.1">
          <table:table-cell table:style-name="Table6.A3" office:value-type="string">
            <text:p text:style-name="P95"/>
          </table:table-cell>
          <table:table-cell table:style-name="Table6.A3" office:value-type="string">
            <text:p text:style-name="P60"/>
          </table:table-cell>
        </table:table-row>
        <table:table-row table:style-name="Table6.1">
          <table:table-cell table:style-name="Table6.A3" office:value-type="string">
            <text:p text:style-name="P80"><text:span text:style-name="T17">mode</text:span> interactif</text:p>
          </table:table-cell>
          <table:table-cell table:style-name="Table6.A3" office:value-type="string">
            <text:p text:style-name="P3">on ne peut pas saisir de texte,<text:span text:style-name="T28"> </text:span>on peut se déplacer, copier-coller etc.</text:p>
          </table:table-cell>
        </table:table-row>
        <table:table-row table:style-name="Table6.1">
          <table:table-cell table:style-name="Table6.A3" office:value-type="string">
            <text:p text:style-name="P83"><text:span text:style-name="T17">(</text:span>H<text:span text:style-name="T17">)</text:span><text:span text:style-name="T19"><text:tab/>| </text:span><draw:frame draw:style-name="fr1" draw:name="Object3" text:anchor-type="as-char" svg:y="-0.286cm" svg:width="0.533cm" svg:height="0.286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6.A3" office:value-type="string">
            <text:p text:style-name="P7">aller à gauche</text:p>
          </table:table-cell>
        </table:table-row>
        <table:table-row table:style-name="Table6.1">
          <table:table-cell table:style-name="Table6.A3" office:value-type="string">
            <text:p text:style-name="P84"><text:span text:style-name="T17">(</text:span>J<text:span text:style-name="T17">)</text:span><text:span text:style-name="T19"><text:tab/>| </text:span><draw:frame draw:style-name="fr1" draw:name="Object4" text:anchor-type="as-char" svg:y="-0.296cm" svg:width="0.512cm" svg:height="0.309cm" draw:z-index="2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6.A3" office:value-type="string">
            <text:p text:style-name="P8">aller en bas</text:p>
          </table:table-cell>
        </table:table-row>
        <table:table-row table:style-name="Table6.1">
          <table:table-cell table:style-name="Table6.A3" office:value-type="string">
            <text:p text:style-name="P8">(<text:span text:style-name="T1">K</text:span>)<text:span text:style-name="T29"><text:tab/>| </text:span><draw:frame draw:style-name="fr1" draw:name="Object5" text:anchor-type="as-char" svg:y="-0.296cm" svg:width="0.512cm" svg:height="0.309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6.A3" office:value-type="string">
            <text:p text:style-name="P8">aller en haut</text:p>
          </table:table-cell>
        </table:table-row>
        <table:table-row table:style-name="Table6.1">
          <table:table-cell table:style-name="Table6.A3" office:value-type="string">
            <text:p text:style-name="P1"><text:span text:style-name="T18">(</text:span><text:span text:style-name="T2">L</text:span><text:span text:style-name="T18">)</text:span><text:span text:style-name="T19"><text:tab/>| </text:span><draw:frame draw:style-name="fr1" draw:name="Object6" text:anchor-type="as-char" svg:y="-0.286cm" svg:width="0.533cm" svg:height="0.284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6.A3" office:value-type="string">
            <text:p text:style-name="P8">aller à droite</text:p>
          </table:table-cell>
        </table:table-row>
        <table:table-row table:style-name="Table6.1">
          <table:table-cell table:style-name="Table6.A3" office:value-type="string">
            <text:p text:style-name="P9">(<text:span text:style-name="T1">0</text:span>)<text:tab/>| (<text:span text:style-name="T1">Origine</text:span>)</text:p>
          </table:table-cell>
          <table:table-cell table:style-name="Table6.A3" office:value-type="string">
            <text:p text:style-name="P9">curseur en début de ligne</text:p>
          </table:table-cell>
        </table:table-row>
        <table:table-row table:style-name="Table6.1">
          <table:table-cell table:style-name="Table6.A3" office:value-type="string">
            <text:p text:style-name="P9">(<text:span text:style-name="T1">$</text:span>)<text:span text:style-name="T30"><text:tab/>| (</text:span><text:span text:style-name="T3">Fin</text:span><text:span text:style-name="T30">)</text:span></text:p>
          </table:table-cell>
          <table:table-cell table:style-name="Table6.A3" office:value-type="string">
            <text:p text:style-name="P10">curseur en fin de ligne</text:p>
          </table:table-cell>
        </table:table-row>
        <table:table-row table:style-name="Table6.1">
          <table:table-cell table:style-name="Table6.A3" office:value-type="string">
            <text:p text:style-name="P11">(<text:span text:style-name="T1">W</text:span>)</text:p>
          </table:table-cell>
          <table:table-cell table:style-name="Table6.A3" office:value-type="string">
            <text:p text:style-name="P11">déplacement de mot en mot</text:p>
          </table:table-cell>
        </table:table-row>
        <table:table-row table:style-name="Table6.1">
          <table:table-cell table:style-name="Table6.A3" office:value-type="string">
            <text:p text:style-name="P77">(<text:span text:style-name="T1">&gt;</text:span>)(<text:span text:style-name="T1">&gt;</text:span>)</text:p>
          </table:table-cell>
          <table:table-cell table:style-name="Table6.A3" office:value-type="string">
            <text:p text:style-name="P77">indente une ligne</text:p>
          </table:table-cell>
        </table:table-row>
        <table:table-row table:style-name="Table6.1">
          <table:table-cell table:style-name="Table6.A3" office:value-type="string">
            <text:p text:style-name="P77">(n)(<text:span text:style-name="T1">&gt;</text:span>)(<text:span text:style-name="T1">&gt;</text:span>)</text:p>
          </table:table-cell>
          <table:table-cell table:style-name="Table6.A3" office:value-type="string">
            <text:p text:style-name="P77">indente n lignes</text:p>
          </table:table-cell>
        </table:table-row>
        <table:table-row table:style-name="Table6.1">
          <table:table-cell table:style-name="Table6.A3" office:value-type="string">
            <text:p text:style-name="P11">(<text:span text:style-name="T4">X</text:span>)</text:p>
          </table:table-cell>
          <table:table-cell table:style-name="Table6.A3" office:value-type="string">
            <text:p text:style-name="P22"><text:span text:style-name="T35">coupe</text:span> <text:span text:style-name="T47">un</text:span> <text:span text:style-name="T33">caractère</text:span></text:p>
          </table:table-cell>
        </table:table-row>
        <table:table-row table:style-name="Table6.1">
          <table:table-cell table:style-name="Table6.A3" office:value-type="string">
            <text:p text:style-name="P23">(n)<text:span text:style-name="T45"> </text:span>(<text:span text:style-name="T1">X</text:span>)</text:p>
          </table:table-cell>
          <table:table-cell table:style-name="Table6.A3" office:value-type="string">
            <text:p text:style-name="P23"><text:span text:style-name="T35">coupe</text:span> n caractères</text:p>
          </table:table-cell>
        </table:table-row>
        <table:table-row table:style-name="Table6.1">
          <table:table-cell table:style-name="Table6.A3" office:value-type="string">
            <text:p text:style-name="P12">(<text:span text:style-name="T5">D</text:span>)<text:span text:style-name="T45"> </text:span>(<text:span text:style-name="T5">D</text:span>)</text:p>
          </table:table-cell>
          <table:table-cell table:style-name="Table6.A3" office:value-type="string">
            <text:p text:style-name="P28"><text:span text:style-name="T34">coupe</text:span> une ligne<text:span text:style-name="T39"> (delete)</text:span></text:p>
          </table:table-cell>
        </table:table-row>
        <table:table-row table:style-name="Table6.1">
          <table:table-cell table:style-name="Table6.A3" office:value-type="string">
            <text:p text:style-name="P24">(n)<text:span text:style-name="T45"> (</text:span><text:span text:style-name="T5">D</text:span><text:span text:style-name="T31">) (</text:span><text:span text:style-name="T5">D</text:span><text:span text:style-name="T31">)</text:span></text:p>
          </table:table-cell>
          <table:table-cell table:style-name="Table6.A3" office:value-type="string">
            <text:p text:style-name="P29"><text:span text:style-name="T34">coupe</text:span> n lignes</text:p>
          </table:table-cell>
        </table:table-row>
        <table:table-row table:style-name="Table6.1">
          <table:table-cell table:style-name="Table6.A3" office:value-type="string">
            <text:p text:style-name="P13">(<text:span text:style-name="T5">D</text:span>) (<text:span text:style-name="T6">W</text:span>)</text:p>
          </table:table-cell>
          <table:table-cell table:style-name="Table6.A3" office:value-type="string">
            <text:p text:style-name="P30">coupe un mot</text:p>
          </table:table-cell>
        </table:table-row>
        <table:table-row table:style-name="Table6.1">
          <table:table-cell table:style-name="Table6.A3" office:value-type="string">
            <text:p text:style-name="P24">(n) (<text:span text:style-name="T5">D</text:span><text:span text:style-name="T31">) (</text:span><text:span text:style-name="T7">W</text:span><text:span text:style-name="T31">)</text:span></text:p>
          </table:table-cell>
          <table:table-cell table:style-name="Table6.A3" office:value-type="string">
            <text:p text:style-name="P31">coupe n mots</text:p>
          </table:table-cell>
        </table:table-row>
        <table:table-row table:style-name="Table6.1">
          <table:table-cell table:style-name="Table6.A3" office:value-type="string">
            <text:p text:style-name="P25"><text:span text:style-name="T31">(</text:span><text:span text:style-name="T5">D</text:span><text:span text:style-name="T31">) (</text:span><text:span text:style-name="T8">0</text:span><text:span text:style-name="T31">)</text:span></text:p>
          </table:table-cell>
          <table:table-cell table:style-name="Table6.A3" office:value-type="string">
            <text:p text:style-name="P32">coupe le début de la ligne</text:p>
          </table:table-cell>
        </table:table-row>
        <table:table-row table:style-name="Table6.1">
          <table:table-cell table:style-name="Table6.A3" office:value-type="string">
            <text:p text:style-name="P25"><text:span text:style-name="T31">(</text:span><text:span text:style-name="T5">D</text:span><text:span text:style-name="T31">) (</text:span><text:span text:style-name="T8">$</text:span><text:span text:style-name="T31">)</text:span></text:p>
          </table:table-cell>
          <table:table-cell table:style-name="Table6.A3" office:value-type="string">
            <text:p text:style-name="P32">coupe la fin de la ligne</text:p>
          </table:table-cell>
        </table:table-row>
        <table:table-row table:style-name="Table6.1">
          <table:table-cell table:style-name="Table6.A3" office:value-type="string">
            <text:p text:style-name="P26"><text:span text:style-name="T31">(</text:span><text:span text:style-name="T9">Y</text:span><text:span text:style-name="T31">) (</text:span><text:span text:style-name="T9">Y</text:span><text:span text:style-name="T31">)</text:span></text:p>
          </table:table-cell>
          <table:table-cell table:style-name="Table6.A3" office:value-type="string">
            <text:p text:style-name="P33">copie une ligne</text:p>
          </table:table-cell>
        </table:table-row>
        <table:table-row table:style-name="Table6.1">
          <table:table-cell table:style-name="Table6.A3" office:value-type="string">
            <text:p text:style-name="P27"><text:span text:style-name="T31">(</text:span><text:span text:style-name="T9">Y</text:span><text:span text:style-name="T31">) (</text:span><text:span text:style-name="T10">W</text:span><text:span text:style-name="T31">), (</text:span><text:span text:style-name="T9">Y</text:span><text:span text:style-name="T31">) (</text:span><text:span text:style-name="T10">0</text:span><text:span text:style-name="T31">), (</text:span><text:span text:style-name="T9">Y</text:span><text:span text:style-name="T31">) (</text:span><text:span text:style-name="T10">$</text:span><text:span text:style-name="T31">)</text:span></text:p>
          </table:table-cell>
          <table:table-cell table:style-name="Table6.A3" office:value-type="string">
            <text:p text:style-name="P34">copie un mot, le début, la fin d'une ligne</text:p>
          </table:table-cell>
        </table:table-row>
        <table:table-row table:style-name="Table6.1">
          <table:table-cell table:style-name="Table6.A3" office:value-type="string">
            <text:p text:style-name="P14">(<text:span text:style-name="T11">P</text:span>)</text:p>
          </table:table-cell>
          <table:table-cell table:style-name="Table6.A3" office:value-type="string">
            <text:p text:style-name="P35">colle après le curseur<text:span text:style-name="T39"> (paste)</text:span></text:p>
          </table:table-cell>
        </table:table-row>
        <table:table-row table:style-name="Table6.1">
          <table:table-cell table:style-name="Table6.A3" office:value-type="string">
            <text:p text:style-name="P14"><text:span text:style-name="T33">(n) (</text:span><text:span text:style-name="T11">P</text:span>)</text:p>
          </table:table-cell>
          <table:table-cell table:style-name="Table6.A3" office:value-type="string">
            <text:p text:style-name="P35">colle plusieurs fois</text:p>
          </table:table-cell>
        </table:table-row>
        <table:table-row table:style-name="Table6.1">
          <table:table-cell table:style-name="Table6.A3" office:value-type="string">
            <text:p text:style-name="P15">(<text:span text:style-name="T12">R</text:span>) (<text:span text:style-name="T36">c)</text:span></text:p>
          </table:table-cell>
          <table:table-cell table:style-name="Table6.A3" office:value-type="string">
            <text:p text:style-name="P36">remplace une caractère</text:p>
          </table:table-cell>
        </table:table-row>
        <table:table-row table:style-name="Table6.1">
          <table:table-cell table:style-name="Table6.A3" office:value-type="string">
            <text:p text:style-name="P16">(<text:span text:style-name="T13">Shift</text:span><text:span text:style-name="T37">+</text:span><text:span text:style-name="T12">R</text:span>) (<text:span text:style-name="T36">str)</text:span></text:p>
          </table:table-cell>
          <table:table-cell table:style-name="Table6.A3" office:value-type="string">
            <text:p text:style-name="P37">remplace plusieurs caractères<text:span text:style-name="T38">,</text:span></text:p>
            <text:p text:style-name="P37"><text:span text:style-name="T38">(</text:span><text:span text:style-name="T14">Echap</text:span><text:span text:style-name="T38">) pour quitter le mode remplacement</text:span></text:p>
          </table:table-cell>
        </table:table-row>
        <table:table-row table:style-name="Table6.1">
          <table:table-cell table:style-name="Table6.A3" office:value-type="string">
            <text:p text:style-name="P38">(<text:span text:style-name="T1">U</text:span>)</text:p>
          </table:table-cell>
          <table:table-cell table:style-name="Table6.A3" office:value-type="string">
            <text:p text:style-name="P38">annule la dernière modification<text:span text:style-name="T39"> (undo)</text:span></text:p>
          </table:table-cell>
        </table:table-row>
        <table:table-row table:style-name="Table6.1">
          <table:table-cell table:style-name="Table6.A3" office:value-type="string">
            <text:p text:style-name="P39">(n) (<text:span text:style-name="T1">U</text:span>)</text:p>
          </table:table-cell>
          <table:table-cell table:style-name="Table6.A3" office:value-type="string">
            <text:p text:style-name="P40">annule les n dernières modifications</text:p>
          </table:table-cell>
        </table:table-row>
        <table:table-row table:style-name="Table6.1">
          <table:table-cell table:style-name="Table6.A3" office:value-type="string">
            <text:p text:style-name="P17">(<text:span text:style-name="T15">Ctrl</text:span><text:span text:style-name="T37">+</text:span><text:span text:style-name="T12">R</text:span>)</text:p>
          </table:table-cell>
          <table:table-cell table:style-name="Table6.A3" office:value-type="string">
            <text:p text:style-name="P41">rétablit la dernière modification annulée</text:p>
          </table:table-cell>
        </table:table-row>
        <table:table-row table:style-name="Table6.1">
          <table:table-cell table:style-name="Table6.A3" office:value-type="string">
            <text:p text:style-name="P42">(n) (<text:span text:style-name="T1">Shift</text:span>+<text:span text:style-name="T1">G</text:span>)</text:p>
          </table:table-cell>
          <table:table-cell table:style-name="Table6.A3" office:value-type="string">
            <text:p text:style-name="P42">aller à la ligne numéro n</text:p>
          </table:table-cell>
        </table:table-row>
        <table:table-row table:style-name="Table6.1">
          <table:table-cell table:style-name="Table6.A3" office:value-type="string">
            <text:p text:style-name="P43">(<text:span text:style-name="T1">G</text:span>)</text:p>
          </table:table-cell>
          <table:table-cell table:style-name="Table6.A3" office:value-type="string">
            <text:p text:style-name="P45">aller à la dernière ligne</text:p>
          </table:table-cell>
        </table:table-row>
        <table:table-row table:style-name="Table6.1">
          <table:table-cell table:style-name="Table6.A3" office:value-type="string">
            <text:p text:style-name="P44">(<text:span text:style-name="T1">G</text:span>) (<text:span text:style-name="T1">G</text:span>)</text:p>
          </table:table-cell>
          <table:table-cell table:style-name="Table6.A3" office:value-type="string">
            <text:p text:style-name="P46">aller à la première ligne</text:p>
          </table:table-cell>
        </table:table-row>
        <table:table-row table:style-name="Table6.1">
          <table:table-cell table:style-name="Table6.A3" office:value-type="string">
            <text:p text:style-name="P47">(<text:span text:style-name="T1">/</text:span>)</text:p>
          </table:table-cell>
          <table:table-cell table:style-name="Table6.A3" office:value-type="string">
            <text:p text:style-name="P47">recherche, (<text:span text:style-name="T1">N</text:span>) pour avancer dans les résultats, (<text:span text:style-name="T1">Shift</text:span>+<text:span text:style-name="T1">N</text:span>) pour revenir en arrière</text:p>
          </table:table-cell>
        </table:table-row>
        <table:table-row table:style-name="Table6.1">
          <table:table-cell table:style-name="Table6.A3" office:value-type="string">
            <text:p text:style-name="P48">(<text:span text:style-name="T16">?</text:span>)</text:p>
          </table:table-cell>
          <table:table-cell table:style-name="Table6.A3" office:value-type="string">
            <text:p text:style-name="P49">recherche depuis le début du fichier</text:p>
          </table:table-cell>
        </table:table-row>
        <table:table-row table:style-name="Table6.47">
          <table:table-cell table:style-name="Table6.A3" table:number-columns-spanned="2" office:value-type="string">
            <text:p text:style-name="P11"/>
          </table:table-cell>
          <table:covered-table-cell/>
        </table:table-row>
        <table:table-row table:style-name="Table6.1">
          <table:table-cell table:style-name="Table6.A3" office:value-type="string">
            <text:p text:style-name="P80"><text:span text:style-name="T17">mode</text:span> commande</text:p>
          </table:table-cell>
          <table:table-cell table:style-name="Table6.A3" office:value-type="string">
            <text:p text:style-name="P3">permet de quitter, enregistrer, etc.</text:p>
          </table:table-cell>
        </table:table-row>
        <table:table-row table:style-name="Table6.1">
          <table:table-cell table:style-name="Table6.A3" office:value-type="string">
            <text:p text:style-name="P85"><text:span text:style-name="T17">(</text:span>:<text:span text:style-name="T17">)</text:span></text:p>
          </table:table-cell>
          <table:table-cell table:style-name="Table6.A3" office:value-type="string">
            <text:p text:style-name="P19">accède au mode commande<text:span text:style-name="T32"> depuis le mode interactif</text:span></text:p>
          </table:table-cell>
        </table:table-row>
        <table:table-row table:style-name="Table6.1">
          <table:table-cell table:style-name="Table6.A3" office:value-type="string">
            <text:p text:style-name="P85"><text:span text:style-name="T17">(</text:span>Entrée<text:span text:style-name="T17">)</text:span></text:p>
          </table:table-cell>
          <table:table-cell table:style-name="Table6.A3" office:value-type="string">
            <text:p text:style-name="P19">valide une action et sort du mode commande</text:p>
          </table:table-cell>
        </table:table-row>
        <table:table-row table:style-name="Table6.1">
          <table:table-cell table:style-name="Table6.A3" office:value-type="string">
            <text:p text:style-name="P86">w</text:p>
          </table:table-cell>
          <table:table-cell table:style-name="Table6.A3" office:value-type="string">
            <text:p text:style-name="P18">enregistre le fichier</text:p>
          </table:table-cell>
        </table:table-row>
        <table:table-row table:style-name="Table6.1">
          <table:table-cell table:style-name="Table6.A3" office:value-type="string">
            <text:p text:style-name="P86">q</text:p>
          </table:table-cell>
          <table:table-cell table:style-name="Table6.A3" office:value-type="string">
            <text:p text:style-name="P20">quitte Vim</text:p>
          </table:table-cell>
        </table:table-row>
        <table:table-row table:style-name="Table6.1">
          <table:table-cell table:style-name="Table6.A3" office:value-type="string">
            <text:p text:style-name="P101"><text:span text:style-name="T17">q</text:span>!</text:p>
          </table:table-cell>
          <table:table-cell table:style-name="Table6.A3" office:value-type="string">
            <text:p text:style-name="P67">sortie forcée même si le fichier n'est pas sauvegardé</text:p>
          </table:table-cell>
        </table:table-row>
        <text:soft-page-break/>
        <table:table-row table:style-name="Table6.1">
          <table:table-cell table:style-name="Table6.A3" office:value-type="string">
            <text:p text:style-name="P86">wq</text:p>
          </table:table-cell>
          <table:table-cell table:style-name="Table6.A3" office:value-type="string">
            <text:p text:style-name="P21">enregistre et quitte</text:p>
          </table:table-cell>
        </table:table-row>
        <table:table-row table:style-name="Table6.1">
          <table:table-cell table:style-name="Table6.A3" office:value-type="string">
            <text:p text:style-name="P50"><text:span text:style-name="T1">s/</text:span>str1<text:span text:style-name="T1">/</text:span>str2</text:p>
          </table:table-cell>
          <table:table-cell table:style-name="Table6.A3" office:value-type="string">
            <text:p text:style-name="P50">remplace des caractères, s'arrête à la première occurernce</text:p>
          </table:table-cell>
        </table:table-row>
        <table:table-row table:style-name="Table6.1">
          <table:table-cell table:style-name="Table6.A3" office:value-type="string">
            <text:p text:style-name="P51">s/str1/str2/<text:span text:style-name="T1">g</text:span></text:p>
          </table:table-cell>
          <table:table-cell table:style-name="Table6.A3" office:value-type="string">
            <text:p text:style-name="P51">remplace toutes les occurrences sur la ligne actuelle</text:p>
          </table:table-cell>
        </table:table-row>
        <table:table-row table:style-name="Table6.1">
          <table:table-cell table:style-name="Table6.A3" office:value-type="string">
            <text:p text:style-name="P51">n1<text:span text:style-name="T1">,</text:span>n2s/str1/str2/g</text:p>
          </table:table-cell>
          <table:table-cell table:style-name="Table6.A3" office:value-type="string">
            <text:p text:style-name="P51">remplace toutes les occurrences sur les lignes de l'intervalle renseigné</text:p>
          </table:table-cell>
        </table:table-row>
        <table:table-row table:style-name="Table6.1">
          <table:table-cell table:style-name="Table6.A3" office:value-type="string">
            <text:p text:style-name="P52"><text:span text:style-name="T1">%</text:span>s/str1/str2/g</text:p>
          </table:table-cell>
          <table:table-cell table:style-name="Table6.A3" office:value-type="string">
            <text:p text:style-name="P52">remplace toutes les occurrences dans tout le fichier</text:p>
          </table:table-cell>
        </table:table-row>
        <table:table-row table:style-name="Table6.1">
          <table:table-cell table:style-name="Table6.A3" office:value-type="string">
            <text:p text:style-name="P52"><text:span text:style-name="T1">r</text:span> file</text:p>
          </table:table-cell>
          <table:table-cell table:style-name="Table6.A3" office:value-type="string">
            <text:p text:style-name="P52">insère le contenu d'un fichier</text:p>
          </table:table-cell>
        </table:table-row>
        <table:table-row table:style-name="Table6.1">
          <table:table-cell table:style-name="Table6.A3" office:value-type="string">
            <text:p text:style-name="P87">sp</text:p>
          </table:table-cell>
          <table:table-cell table:style-name="Table6.A3" office:value-type="string">
            <text:p text:style-name="P53">découpage horizontal, une fenêtre en haut, une autre en bas</text:p>
          </table:table-cell>
        </table:table-row>
        <table:table-row table:style-name="Table6.1">
          <table:table-cell table:style-name="Table6.A3" office:value-type="string">
            <text:p text:style-name="P54">sp file</text:p>
          </table:table-cell>
          <table:table-cell table:style-name="Table6.A3" office:value-type="string">
            <text:p text:style-name="P54">affiche le contenu d'un autre fichier dans la nouvelle fenêtre</text:p>
          </table:table-cell>
        </table:table-row>
        <table:table-row table:style-name="Table6.1">
          <table:table-cell table:style-name="Table6.A3" office:value-type="string">
            <text:p text:style-name="P88">vsp</text:p>
          </table:table-cell>
          <table:table-cell table:style-name="Table6.A3" office:value-type="string">
            <text:p text:style-name="P55">découpage vertical</text:p>
          </table:table-cell>
        </table:table-row>
        <table:table-row table:style-name="Table6.1">
          <table:table-cell table:style-name="Table6.A3" office:value-type="string">
            <text:p text:style-name="P94">!<text:span text:style-name="T17">cmd</text:span></text:p>
          </table:table-cell>
          <table:table-cell table:style-name="Table6.A3" office:value-type="string">
            <text:p text:style-name="P59">lancer une commande du terminal</text:p>
          </table:table-cell>
        </table:table-row>
        <table:table-row table:style-name="Table6.1">
          <table:table-cell table:style-name="Table6.A3" office:value-type="string">
            <text:p text:style-name="P96">set<text:span text:style-name="T17"> option</text:span></text:p>
          </table:table-cell>
          <table:table-cell table:style-name="Table6.A3" office:value-type="string">
            <text:p text:style-name="P62">active une option</text:p>
          </table:table-cell>
        </table:table-row>
        <table:table-row table:style-name="Table6.1">
          <table:table-cell table:style-name="Table6.A3" office:value-type="string">
            <text:p text:style-name="P96"><text:span text:style-name="T17">set </text:span>no <text:span text:style-name="T17">option</text:span></text:p>
          </table:table-cell>
          <table:table-cell table:style-name="Table6.A3" office:value-type="string">
            <text:p text:style-name="P62">désactive une option</text:p>
          </table:table-cell>
        </table:table-row>
        <table:table-row table:style-name="Table6.1">
          <table:table-cell table:style-name="Table6.A3" office:value-type="string">
            <text:p text:style-name="P97"><text:span text:style-name="T17">set option</text:span>=<text:span text:style-name="T17">val</text:span></text:p>
          </table:table-cell>
          <table:table-cell table:style-name="Table6.A3" office:value-type="string">
            <text:p text:style-name="P63">renseigne la valeur de l'option</text:p>
          </table:table-cell>
        </table:table-row>
        <table:table-row table:style-name="Table6.1">
          <table:table-cell table:style-name="Table6.A3" office:value-type="string">
            <text:p text:style-name="P98"><text:span text:style-name="T17">set option</text:span>?</text:p>
          </table:table-cell>
          <table:table-cell table:style-name="Table6.A3" office:value-type="string">
            <text:p text:style-name="P64">affiche l'état de l'option</text:p>
          </table:table-cell>
        </table:table-row>
        <table:table-row table:style-name="Table6.1">
          <table:table-cell table:style-name="Table6.A3" office:value-type="string">
            <text:p text:style-name="P88"><text:span text:style-name="T17">(</text:span>Ctrl<text:span text:style-name="T17">+</text:span>W<text:span text:style-name="T17">)</text:span><text:span text:style-name="T20"> </text:span><text:span text:style-name="T17">(</text:span>Ctrl<text:span text:style-name="T17">+</text:span>W<text:span text:style-name="T17">)</text:span></text:p>
          </table:table-cell>
          <table:table-cell table:style-name="Table6.A3" office:value-type="string">
            <text:p text:style-name="P55">change de fenêtre</text:p>
          </table:table-cell>
        </table:table-row>
        <table:table-row table:style-name="Table6.1">
          <table:table-cell table:style-name="Table6.A3" office:value-type="string">
            <text:p text:style-name="P90"><text:span text:style-name="T17">(</text:span>Ctrl<text:span text:style-name="T17">+</text:span>W<text:span text:style-name="T17">)</text:span><text:span text:style-name="T20"> </text:span><text:span text:style-name="T17">(</text:span>J<text:span text:style-name="T17">)</text:span><text:span text:style-name="T21">|</text:span><text:span text:style-name="T22">(</text:span><text:span text:style-name="T40">K</text:span><text:span text:style-name="T22">)</text:span><text:span text:style-name="T21">|</text:span><text:span text:style-name="T22">(</text:span><text:span text:style-name="T40">H</text:span><text:span text:style-name="T22">)</text:span><text:span text:style-name="T21">|</text:span><text:span text:style-name="T22">(</text:span><text:span text:style-name="T40">L</text:span><text:span text:style-name="T22">)</text:span></text:p>
          </table:table-cell>
          <table:table-cell table:style-name="Table6.A3" office:value-type="string">
            <text:p text:style-name="P75">navigue vers le bas | le haut | la gauche | la droite</text:p>
          </table:table-cell>
        </table:table-row>
        <table:table-row table:style-name="Table6.1">
          <table:table-cell table:style-name="Table6.A3" office:value-type="string">
            <text:p text:style-name="P89"><text:span text:style-name="T17">(</text:span>Ctrl<text:span text:style-name="T17">+</text:span>W<text:span text:style-name="T17">)</text:span><text:span text:style-name="T20"> </text:span><text:span text:style-name="T17">(</text:span><text:span text:style-name="T41">+</text:span><text:span text:style-name="T17">)</text:span><text:span text:style-name="T20">|(</text:span><text:span text:style-name="T42">-</text:span><text:span text:style-name="T20">)</text:span></text:p>
          </table:table-cell>
          <table:table-cell table:style-name="Table6.A3" office:value-type="string">
            <text:p text:style-name="P56">agrandit <text:span text:style-name="T42">| réduit </text:span>le viewport actuel</text:p>
          </table:table-cell>
        </table:table-row>
        <table:table-row table:style-name="Table6.1">
          <table:table-cell table:style-name="Table6.A3" office:value-type="string">
            <text:p text:style-name="P91"><text:span text:style-name="T17">(</text:span>Ctrl<text:span text:style-name="T17">+</text:span>W<text:span text:style-name="T17">)</text:span><text:span text:style-name="T23"> (</text:span><text:span text:style-name="T43">=</text:span><text:span text:style-name="T23">)</text:span></text:p>
          </table:table-cell>
          <table:table-cell table:style-name="Table6.A3" office:value-type="string">
            <text:p text:style-name="P57">égalise tous les viewports</text:p>
          </table:table-cell>
        </table:table-row>
        <table:table-row table:style-name="Table6.1">
          <table:table-cell table:style-name="Table6.A3" office:value-type="string">
            <text:p text:style-name="P93"><text:span text:style-name="T17">(</text:span>Ctrl<text:span text:style-name="T17">+</text:span>W<text:span text:style-name="T17">)</text:span><text:span text:style-name="T23"> (</text:span><text:span text:style-name="T44">R</text:span><text:span text:style-name="T23">)</text:span><text:span text:style-name="T24">|(</text:span><text:span text:style-name="T44">Shift</text:span><text:span text:style-name="T24">+</text:span><text:span text:style-name="T44">R</text:span><text:span text:style-name="T24">)</text:span></text:p>
          </table:table-cell>
          <table:table-cell table:style-name="Table6.A3" office:value-type="string">
            <text:p text:style-name="P58">échange les positions des viewports</text:p>
          </table:table-cell>
        </table:table-row>
        <table:table-row table:style-name="Table6.1">
          <table:table-cell table:style-name="Table6.A3" office:value-type="string">
            <text:p text:style-name="P92"><text:span text:style-name="T17">(</text:span>Ctrl<text:span text:style-name="T17">+</text:span>W<text:span text:style-name="T17">)</text:span><text:span text:style-name="T23"> (</text:span><text:span text:style-name="T44">Q</text:span><text:span text:style-name="T23">)</text:span></text:p>
          </table:table-cell>
          <table:table-cell table:style-name="Table6.A3" office:value-type="string">
            <text:p text:style-name="P58">ferme le viewport actuel</text:p>
          </table:table-cell>
        </table:table-row>
        <table:table-row table:style-name="Table6.1">
          <table:table-cell table:style-name="Table6.A3" table:number-columns-spanned="2" office:value-type="string">
            <text:p text:style-name="P11"/>
          </table:table-cell>
          <table:covered-table-cell/>
        </table:table-row>
        <table:table-row table:style-name="Table6.1">
          <table:table-cell table:style-name="Table6.A3" office:value-type="string">
            <text:p text:style-name="P80"><text:span text:style-name="T17">mode</text:span> insertion</text:p>
          </table:table-cell>
          <table:table-cell table:style-name="Table6.A3" office:value-type="string">
            <text:p text:style-name="P3">saisie de texte</text:p>
          </table:table-cell>
        </table:table-row>
        <table:table-row table:style-name="Table6.1">
          <table:table-cell table:style-name="Table6.A3" office:value-type="string">
            <text:p text:style-name="P82"><text:span text:style-name="T17">(</text:span>I<text:span text:style-name="T17">)</text:span></text:p>
          </table:table-cell>
          <table:table-cell table:style-name="Table6.A3" office:value-type="string">
            <text:p text:style-name="P76">accède au mode insertion</text:p>
          </table:table-cell>
        </table:table-row>
        <table:table-row table:style-name="Table6.1">
          <table:table-cell table:style-name="Table6.A3" office:value-type="string">
            <text:p text:style-name="P82"><text:span text:style-name="T17">(</text:span>Echap<text:span text:style-name="T17">)</text:span></text:p>
          </table:table-cell>
          <table:table-cell table:style-name="Table6.A3" office:value-type="string">
            <text:p text:style-name="P6">quitte le mode insertion</text:p>
          </table:table-cell>
        </table:table-row>
        <table:table-row table:style-name="Table6.1">
          <table:table-cell table:style-name="Table6.A3" office:value-type="string">
            <text:p text:style-name="P82"/>
          </table:table-cell>
          <table:table-cell table:style-name="Table6.A3" office:value-type="string">
            <text:p text:style-name="P6"/>
          </table:table-cell>
        </table:table-row>
        <table:table-row table:style-name="Table6.1">
          <table:table-cell table:style-name="Table6.A3" office:value-type="string">
            <text:p text:style-name="P106"><text:span text:style-name="T17">mode</text:span> visuel</text:p>
          </table:table-cell>
          <table:table-cell table:style-name="Table6.A3" office:value-type="string">
            <text:p text:style-name="P72">modification de blocs de texte</text:p>
          </table:table-cell>
        </table:table-row>
        <table:table-row table:style-name="Table6.1">
          <table:table-cell table:style-name="Table6.A3" office:value-type="string">
            <text:p text:style-name="P106"><text:span text:style-name="T17">(</text:span>V<text:span text:style-name="T17">)</text:span></text:p>
          </table:table-cell>
          <table:table-cell table:style-name="Table6.A3" office:value-type="string">
            <text:p text:style-name="P72">accède au mode visuel<text:span text:style-name="T51"> ou le quitte</text:span></text:p>
          </table:table-cell>
        </table:table-row>
        <table:table-row table:style-name="Table6.1">
          <table:table-cell table:style-name="Table6.A3" office:value-type="string">
            <text:p text:style-name="P107"><text:span text:style-name="T17">(</text:span><text:span text:style-name="T52">U</text:span><text:span text:style-name="T17">)</text:span><text:span text:style-name="T26">|(</text:span><text:span text:style-name="T52">Shift</text:span><text:span text:style-name="T26">+</text:span><text:span text:style-name="T52">U</text:span><text:span text:style-name="T26">)</text:span></text:p>
          </table:table-cell>
          <table:table-cell table:style-name="Table6.A3" office:value-type="string">
            <text:p text:style-name="P73">transforme tous les caractères en minuscules|majuscules</text:p>
          </table:table-cell>
        </table:table-row>
      </table:table>
      <text:p text:style-name="P10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Calibri" fo:font-size="11pt" fo:language="fr" fo:country="FR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shadow="none" style:writing-mode="lr-tb"/>
      <style:text-properties fo:color="#00000a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1T06:39:00</meta:creation-date>
    <meta:initial-creator>Sacha Zacaropoulos</meta:initial-creator>
    <dc:language>en-US</dc:language>
    <dc:date>2018-09-07T12:01:05.840000000</dc:date>
    <meta:editing-cycles>1043</meta:editing-cycles>
    <meta:editing-duration>P1DT10H26M28S</meta:editing-duration>
    <meta:generator>LibreOffice/5.4.7.2$Windows_X86_64 LibreOffice_project/c838ef25c16710f8838b1faec480ebba495259d0</meta:generator>
    <meta:document-statistic meta:table-count="1" meta:image-count="0" meta:object-count="4" meta:page-count="2" meta:paragraph-count="153" meta:word-count="532" meta:character-count="3069" meta:non-whitespace-character-count="2686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o stretchy="false">→</mo>
    <annotation encoding="StarMath 5.0">rightarrow</annotation>
  </semantics>
</math>
</file>

<file path=Object 4/content.xml><?xml version="1.0" encoding="utf-8"?>
<math xmlns="http://www.w3.org/1998/Math/MathML" display="block">
  <semantics>
    <mo stretchy="false">↑</mo>
    <annotation encoding="StarMath 5.0">uparrow</annotation>
  </semantics>
</math>
</file>

<file path=Object 5/content.xml><?xml version="1.0" encoding="utf-8"?>
<math xmlns="http://www.w3.org/1998/Math/MathML" display="block">
  <semantics>
    <mo stretchy="false">↓</mo>
    <annotation encoding="StarMath 5.0">downarrow </annotation>
  </semantics>
</math>
</file>

<file path=Object 6/content.xml><?xml version="1.0" encoding="utf-8"?>
<math xmlns="http://www.w3.org/1998/Math/MathML" display="block">
  <semantics>
    <mo stretchy="false">←</mo>
    <annotation encoding="StarMath 5.0">leftarrow</annotation>
  </semantics>
</math>
</file>